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Text_20_body">
      <style:paragraph-properties fo:margin-left="0cm" fo:margin-right="0cm" fo:orphans="2" fo:widows="2" fo:text-indent="0cm" style:auto-text-indent="false"/>
      <style:text-properties officeooo:paragraph-rsid="0011e126"/>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Standard">
      <style:paragraph-properties fo:margin-left="0cm" fo:margin-right="0cm" fo:margin-top="0cm" fo:margin-bottom="0.499cm" style:contextual-spacing="false" fo:orphans="2" fo:widows="2" fo:text-indent="0cm" style:auto-text-indent="fals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style style:name="P6" style:family="paragraph" style:parent-style-name="Text_20_body">
      <style:paragraph-properties fo:margin-left="0cm" fo:margin-right="0cm" fo:orphans="2" fo:widows="2" fo:text-indent="0cm" style:auto-text-indent="false"/>
      <style:text-properties officeooo:rsid="00072e1a" officeooo:paragraph-rsid="00072e1a"/>
    </style:style>
    <style:style style:name="P7" style:family="paragraph" style:parent-style-name="Standard">
      <style:paragraph-properties fo:margin-left="0cm" fo:margin-right="0cm" fo:margin-top="0cm" fo:margin-bottom="0.499cm" style:contextual-spacing="false" fo:orphans="2" fo:widows="2" fo:text-indent="0cm" style:auto-text-indent="false"/>
      <style:text-properties officeooo:paragraph-rsid="000d270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2"/>
    <style:style style:name="P10" style:family="paragraph" style:parent-style-name="Text_20_body">
      <style:paragraph-properties fo:margin-left="0cm" fo:margin-right="0cm" fo:orphans="2" fo:widows="2" fo:text-indent="0cm" style:auto-text-indent="false"/>
      <style:text-properties fo:font-variant="normal" fo:text-transform="none" fo:color="#141413" loext:opacity="100%" style:font-name="styreneB" fo:font-size="11.25pt" fo:letter-spacing="normal" fo:font-style="normal" fo:font-weight="normal" officeooo:paragraph-rsid="00135284"/>
    </style:style>
    <style:style style:name="P11" style:family="paragraph" style:parent-style-name="Heading_20_3">
      <style:paragraph-properties fo:margin-left="0cm" fo:margin-right="0cm" fo:orphans="2" fo:widows="2" fo:text-indent="0cm" style:auto-text-indent="false"/>
      <style:text-properties fo:font-variant="normal" fo:text-transform="none" fo:color="#141413" loext:opacity="100%" style:font-name="styreneB" fo:font-size="11.25pt" fo:letter-spacing="normal" fo:font-style="normal" fo:font-weight="normal" officeooo:paragraph-rsid="00135284"/>
    </style:style>
    <style:style style:name="P12" style:family="paragraph" style:parent-style-name="Text_20_body" style:list-style-name="L3">
      <style:paragraph-properties fo:margin-top="0cm" fo:margin-bottom="0cm" style:contextual-spacing="false"/>
      <style:text-properties fo:color="#141413" loext:opacity="100%" style:font-name="styreneB" fo:font-size="11.25pt" officeooo:rsid="00135284"/>
    </style:style>
    <style:style style:name="P13" style:family="paragraph" style:parent-style-name="Text_20_body" style:list-style-name="L3">
      <style:text-properties fo:color="#141413" loext:opacity="100%" style:font-name="styreneB" fo:font-size="11.25pt" officeooo:rsid="00135284"/>
    </style:style>
    <style:style style:name="P14" style:family="paragraph" style:parent-style-name="Preformatted_20_Text" style:list-style-name="L3">
      <loext:graphic-properties draw:fill="none" draw:fill-color="#ffffff"/>
      <style:paragraph-properties fo:margin-left="0cm" fo:margin-right="0cm" fo:margin-top="0cm" fo:margin-bottom="0.247cm" style:contextual-spacing="false" fo:line-height="150%" fo:text-align="start" style:justify-single-word="false" fo:text-indent="0cm" style:auto-text-indent="false" fo:background-color="transparent" fo:padding="0cm" fo:border="none"/>
      <style:text-properties fo:color="#141413" loext:opacity="100%" style:font-name="styreneB" fo:font-size="11.25pt" officeooo:rsid="00135284"/>
    </style:style>
    <style:style style:name="P15" style:family="paragraph" style:parent-style-name="Preformatted_20_Text" style:list-style-name="L3">
      <loext:graphic-properties draw:fill="none" draw:fill-color="#ffffff"/>
      <style:paragraph-properties fo:margin-left="0cm" fo:margin-right="0cm" fo:margin-top="0cm" fo:margin-bottom="0.247cm" style:contextual-spacing="false" fo:line-height="150%" fo:text-align="start" style:justify-single-word="false" fo:background-color="transparent" fo:padding="0cm" fo:border="none"/>
      <style:text-properties fo:color="#141413" loext:opacity="100%" style:font-name="styreneB" fo:font-size="11.25pt" officeooo:rsid="00135284"/>
    </style:style>
    <style:style style:name="P16" style:family="paragraph" style:parent-style-name="Heading_20_3">
      <style:paragraph-properties fo:margin-top="0cm" fo:margin-bottom="0.247cm" style:contextual-spacing="false" fo:line-height="115%"/>
      <style:text-properties fo:color="#141413" loext:opacity="100%" style:font-name="styreneB" fo:font-size="11.25pt" fo:font-weight="normal" officeooo:rsid="00135284"/>
    </style:style>
    <style:style style:name="P17" style:family="paragraph" style:parent-style-name="Text_20_body" style:list-style-name="L4">
      <style:paragraph-properties fo:margin-top="0cm" fo:margin-bottom="0cm" style:contextual-spacing="false"/>
      <style:text-properties fo:color="#141413" loext:opacity="100%" style:font-name="styreneB" fo:font-size="11.25pt" officeooo:rsid="00135284"/>
    </style:style>
    <style:style style:name="P18" style:family="paragraph" style:parent-style-name="Text_20_body" style:list-style-name="L4">
      <style:text-properties fo:color="#141413" loext:opacity="100%" style:font-name="styreneB" fo:font-size="11.25pt" officeooo:rsid="00135284"/>
    </style:style>
    <style:style style:name="P19" style:family="paragraph" style:parent-style-name="Text_20_body">
      <style:text-properties fo:color="#141413" loext:opacity="100%" style:font-name="styreneB" fo:font-size="11.25pt" officeooo:rsid="00135284"/>
    </style:style>
    <style:style style:name="P20" style:family="paragraph" style:parent-style-name="Text_20_body">
      <style:paragraph-properties fo:margin-left="0cm" fo:margin-right="0cm" fo:margin-top="0cm" fo:margin-bottom="0cm" style:contextual-spacing="false" fo:orphans="1" fo:text-indent="0cm" style:auto-text-indent="false"/>
      <style:text-properties fo:color="#141413" loext:opacity="100%" style:font-name="styreneB" fo:font-size="11.25pt" officeooo:rsid="00135284"/>
    </style:style>
    <style:style style:name="P21" style:family="paragraph" style:parent-style-name="Text_20_body">
      <style:paragraph-properties fo:margin-left="0cm" fo:margin-right="0cm" fo:orphans="1" fo:text-indent="0cm" style:auto-text-indent="false"/>
      <style:text-properties fo:color="#141413" loext:opacity="100%" style:font-name="styreneB" fo:font-size="11.25pt" officeooo:rsid="00135284"/>
    </style:style>
    <style:style style:name="P22" style:family="paragraph" style:parent-style-name="Text_20_body">
      <style:paragraph-properties fo:orphans="1"/>
      <style:text-properties fo:color="#141413" loext:opacity="100%" style:font-name="styreneB" fo:font-size="11.25pt" officeooo:rsid="00135284"/>
    </style:style>
    <style:style style:name="P23" style:family="paragraph" style:parent-style-name="Text_20_body" style:list-style-name="L5">
      <style:paragraph-properties fo:margin-top="0cm" fo:margin-bottom="0cm" style:contextual-spacing="false" fo:orphans="1"/>
      <style:text-properties fo:color="#141413" loext:opacity="100%" style:font-name="styreneB" fo:font-size="11.25pt" officeooo:rsid="00135284"/>
    </style:style>
    <style:style style:name="P24" style:family="paragraph" style:parent-style-name="Text_20_body" style:list-style-name="L5">
      <style:paragraph-properties fo:orphans="1"/>
      <style:text-properties fo:color="#141413" loext:opacity="100%" style:font-name="styreneB" fo:font-size="11.25pt" officeooo:rsid="00135284"/>
    </style:style>
    <style:style style:name="P25" style:family="paragraph" style:parent-style-name="Text_20_body" style:list-style-name="L6">
      <style:paragraph-properties fo:margin-top="0cm" fo:margin-bottom="0cm" style:contextual-spacing="false" fo:orphans="1"/>
      <style:text-properties fo:color="#141413" loext:opacity="100%" style:font-name="styreneB" fo:font-size="11.25pt" officeooo:rsid="00135284"/>
    </style:style>
    <style:style style:name="P26" style:family="paragraph" style:parent-style-name="Text_20_body" style:list-style-name="L6">
      <style:paragraph-properties fo:orphans="1"/>
      <style:text-properties fo:color="#141413" loext:opacity="100%" style:font-name="styreneB" fo:font-size="11.25pt" officeooo:rsid="00135284"/>
    </style:style>
    <style:style style:name="P27" style:family="paragraph" style:parent-style-name="Text_20_body" style:list-style-name="L7">
      <style:paragraph-properties fo:margin-top="0cm" fo:margin-bottom="0cm" style:contextual-spacing="false" fo:orphans="1"/>
      <style:text-properties fo:color="#141413" loext:opacity="100%" style:font-name="styreneB" fo:font-size="11.25pt" officeooo:rsid="00135284"/>
    </style:style>
    <style:style style:name="P28" style:family="paragraph" style:parent-style-name="Text_20_body" style:list-style-name="L7">
      <style:paragraph-properties fo:orphans="1"/>
      <style:text-properties fo:color="#141413" loext:opacity="100%" style:font-name="styreneB" fo:font-size="11.25pt" officeooo:rsid="00135284"/>
    </style:style>
    <style:style style:name="P29" style:family="paragraph" style:parent-style-name="Text_20_body" style:list-style-name="L8">
      <style:paragraph-properties fo:margin-top="0cm" fo:margin-bottom="0cm" style:contextual-spacing="false" fo:orphans="1"/>
      <style:text-properties fo:color="#141413" loext:opacity="100%" style:font-name="styreneB" fo:font-size="11.25pt" officeooo:rsid="00135284"/>
    </style:style>
    <style:style style:name="P30" style:family="paragraph" style:parent-style-name="Text_20_body" style:list-style-name="L8">
      <style:paragraph-properties fo:orphans="1"/>
      <style:text-properties fo:color="#141413" loext:opacity="100%" style:font-name="styreneB" fo:font-size="11.25pt" officeooo:rsid="00135284"/>
    </style:style>
    <style:style style:name="P31" style:family="paragraph" style:parent-style-name="Text_20_body" style:list-style-name="L9">
      <style:paragraph-properties fo:margin-top="0cm" fo:margin-bottom="0cm" style:contextual-spacing="false" fo:orphans="1"/>
      <style:text-properties fo:color="#141413" loext:opacity="100%" style:font-name="styreneB" fo:font-size="11.25pt" officeooo:rsid="00135284"/>
    </style:style>
    <style:style style:name="P32" style:family="paragraph" style:parent-style-name="Text_20_body" style:list-style-name="L9">
      <style:paragraph-properties fo:orphans="1"/>
      <style:text-properties fo:color="#141413" loext:opacity="100%" style:font-name="styreneB" fo:font-size="11.25pt" officeooo:rsid="00135284"/>
    </style:style>
    <style:style style:name="P33" style:family="paragraph" style:parent-style-name="Text_20_body" style:list-style-name="L10">
      <style:paragraph-properties fo:margin-top="0cm" fo:margin-bottom="0cm" style:contextual-spacing="false" fo:orphans="1"/>
      <style:text-properties fo:color="#141413" loext:opacity="100%" style:font-name="styreneB" fo:font-size="11.25pt" officeooo:rsid="00135284"/>
    </style:style>
    <style:style style:name="P34" style:family="paragraph" style:parent-style-name="Text_20_body" style:list-style-name="L10">
      <style:paragraph-properties fo:orphans="1"/>
      <style:text-properties fo:color="#141413" loext:opacity="100%" style:font-name="styreneB" fo:font-size="11.25pt" officeooo:rsid="00135284"/>
    </style:style>
    <style:style style:name="P35" style:family="paragraph" style:parent-style-name="Text_20_body" style:list-style-name="L11">
      <style:paragraph-properties fo:margin-top="0cm" fo:margin-bottom="0cm" style:contextual-spacing="false" fo:orphans="1"/>
      <style:text-properties fo:color="#141413" loext:opacity="100%" style:font-name="styreneB" fo:font-size="11.25pt" officeooo:rsid="00135284"/>
    </style:style>
    <style:style style:name="P36" style:family="paragraph" style:parent-style-name="Text_20_body" style:list-style-name="L11">
      <style:paragraph-properties fo:orphans="1"/>
      <style:text-properties fo:color="#141413" loext:opacity="100%" style:font-name="styreneB" fo:font-size="11.25pt" officeooo:rsid="00135284"/>
    </style:style>
    <style:style style:name="P37" style:family="paragraph" style:parent-style-name="Text_20_body" style:list-style-name="L12">
      <style:paragraph-properties fo:margin-top="0cm" fo:margin-bottom="0cm" style:contextual-spacing="false" fo:orphans="1"/>
      <style:text-properties fo:color="#141413" loext:opacity="100%" style:font-name="styreneB" fo:font-size="11.25pt" officeooo:rsid="00135284"/>
    </style:style>
    <style:style style:name="P38" style:family="paragraph" style:parent-style-name="Text_20_body" style:list-style-name="L12">
      <style:paragraph-properties fo:orphans="1"/>
      <style:text-properties fo:color="#141413" loext:opacity="100%" style:font-name="styreneB" fo:font-size="11.25pt" officeooo:rsid="00135284"/>
    </style:style>
    <style:style style:name="P39" style:family="paragraph" style:parent-style-name="Text_20_body" style:list-style-name="L13">
      <style:paragraph-properties fo:margin-top="0cm" fo:margin-bottom="0cm" style:contextual-spacing="false" fo:orphans="1"/>
      <style:text-properties fo:color="#141413" loext:opacity="100%" style:font-name="styreneB" fo:font-size="11.25pt" officeooo:rsid="00135284"/>
    </style:style>
    <style:style style:name="P40" style:family="paragraph" style:parent-style-name="Text_20_body" style:list-style-name="L13">
      <style:paragraph-properties fo:orphans="1"/>
      <style:text-properties fo:color="#141413" loext:opacity="100%" style:font-name="styreneB" fo:font-size="11.25pt" officeooo:rsid="00135284"/>
    </style:style>
    <style:style style:name="P41" style:family="paragraph" style:parent-style-name="Text_20_body" style:list-style-name="L14">
      <style:paragraph-properties fo:margin-top="0cm" fo:margin-bottom="0cm" style:contextual-spacing="false" fo:orphans="1"/>
      <style:text-properties fo:color="#141413" loext:opacity="100%" style:font-name="styreneB" fo:font-size="11.25pt" officeooo:rsid="00135284"/>
    </style:style>
    <style:style style:name="P42" style:family="paragraph" style:parent-style-name="Text_20_body" style:list-style-name="L14">
      <style:paragraph-properties fo:orphans="1"/>
      <style:text-properties fo:color="#141413" loext:opacity="100%" style:font-name="styreneB" fo:font-size="11.25pt" officeooo:rsid="00135284"/>
    </style:style>
    <style:style style:name="T1" style:family="text">
      <style:text-properties fo:font-variant="normal" fo:text-transform="none" fo:color="#141413" loext:opacity="100%" style:font-name="styreneB" fo:font-size="11.25pt" fo:letter-spacing="normal" fo:font-style="normal" fo:font-weight="normal"/>
    </style:style>
    <style:style style:name="T2" style:family="text">
      <style:text-properties fo:font-variant="normal" fo:text-transform="none" fo:color="#141413" loext:opacity="100%" style:font-name="styreneB" fo:font-size="11.25pt" fo:letter-spacing="normal" fo:font-style="normal" fo:font-weight="normal" officeooo:rsid="00133aa2"/>
    </style:style>
    <style:style style:name="T3" style:family="text">
      <style:text-properties fo:font-variant="normal" fo:text-transform="none" fo:color="#141413" loext:opacity="100%" style:font-name="styreneB" fo:font-size="11.25pt" fo:letter-spacing="normal" fo:font-style="normal" fo:font-weight="normal" officeooo:rsid="0011e126"/>
    </style:style>
    <style:style style:name="T4" style:family="text">
      <style:text-properties officeooo:rsid="00072e1a"/>
    </style:style>
    <style:style style:name="T5" style:family="text">
      <style:text-properties officeooo:rsid="000d270e"/>
    </style:style>
    <style:style style:name="T6" style:family="text">
      <style:text-properties officeooo:rsid="000ec293"/>
    </style:style>
    <style:style style:name="T7" style:family="text">
      <style:text-properties officeooo:rsid="000d270e" loext:padding="0.049cm" loext:border="0.06pt solid #000000"/>
    </style:style>
    <style:style style:name="T8" style:family="text">
      <style:text-properties style:font-name="styreneB"/>
    </style:style>
    <style:style style:name="T9" style:family="text">
      <style:text-properties style:font-name="styreneB" officeooo:rsid="00133aa2"/>
    </style:style>
    <style:style style:name="T10" style:family="text">
      <style:text-properties style:font-name="styreneB" officeooo:rsid="0011e126"/>
    </style:style>
    <style:style style:name="T11" style:family="text">
      <style:text-properties style:font-name="styreneB" officeooo:rsid="00135284"/>
    </style:style>
    <style:style style:name="T12" style:family="text">
      <style:text-properties fo:color="#383a42" loext:opacity="100%" fo:font-family="'Fira Code', 'Fira Mono', Menlo, Consolas, 'DejaVu Sans Mono', monospace"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uiero </text:span><text:span text:style-name="T2">una</text:span><text:span text:style-name="T3"> la </text:span><text:span text:style-name="T1"><text:s/>aplicación web orientada a la gestión de pintura para modelos 3d en resina para la empresa Print and Paint Studio el cual, gestiones usuarios con contraseña, gestione direcciones de vídeos de youtube con descripciones de contenido implementando, minutos exactos donde comienza y donde acaba la técnica que se esta mostrando y la gestión de mantenimiento generalizado tanto en usuarios como en direcciones de de vídeos de youtube. Todo esto tiene que ser en un entorno gráfico amigable y moderno. No crees código, te voy a pasar los archivos que ya tengo creados para depurar errores. Por otra parte quiero otra interface para los usuarios, la cual puedan acceder por el nombre de usuario y contraseña y se personalicen los videos desde usuario sin experiencia, pasando por medio y profesional, con gestión de videos favoritos y toda clase de ayudas que se te puedan ocurrir. Las dos gestiones aunque tienen que estar en la misma pagina, tienen que estar bien diferenciadas. Los usuarios no tienen que tener ningún tipo de acceso a la gestión de usuarios y videos. Crea solo la interface de esta gestión y que estén conectadas para que pueda verla en el buscador de chrome, mas tarde iremos implementando de una en una las gestiones. segmenta en varios archivos el código para que claude no envíe el mensaje claude ha alcanzado la longitud máxima para un mensaje. Recuerda tambien que yo trabajo con phpMyAdmin. </text:span></text:p>
      <text:p text:style-name="P2"/>
      <text:p text:style-name="P3"><text:span text:style-name="Strong_20_Emphasis">Administración de la base de datos</text:span>: </text:p>
      <text:list text:style-name="L1">
        <text:list-item>
          <text:p text:style-name="P4">Accede a en <text:span text:style-name="Source_20_Text">http://localhost:8080</text:span> </text:p>
        </text:list-item>
        <text:list-item>
          <text:p text:style-name="P4">Usuario: <text:span text:style-name="Source_20_Text">user</text:span> o <text:span text:style-name="Source_20_Text">root</text:span> </text:p>
        </text:list-item>
        <text:list-item>
          <text:p text:style-name="P5">Contraseña: <text:span text:style-name="Source_20_Text">password</text:span> o <text:span text:style-name="Source_20_Text">root</text:span></text:p>
        </text:list-item>
      </text:list>
      <text:p text:style-name="P2"/>
      <text:p text:style-name="P6">abrir contenedores docker-compose up -d</text:p>
      <text:p text:style-name="P6"/>
      <text:p text:style-name="P2"><text:span text:style-name="Strong_20_Emphasis"><text:span text:style-name="T4">pagina web </text:span></text:span><text:span text:style-name="Strong_20_Emphasis">URL</text:span>: <text:a xlink:type="simple" xlink:href="http://localhost:8080/" text:style-name="Internet_20_link" text:visited-style-name="Visited_20_Internet_20_Link">http://localhost:8080</text:a> </text:p>
      <text:p text:style-name="P2"/>
      <text:p text:style-name="P2"/>
      <text:p text:style-name="P3"><text:span text:style-name="Source_20_Text">Puedes iniciar sesión como: </text:span></text:p>
      <text:p text:style-name="P7"><text:span text:style-name="Source_20_Text"><text:span text:style-name="T5">entra en pagina web </text:span></text:span><text:span text:style-name="Source_20_Text"><text:span text:style-name="T6">prit and paint por</text:span></text:span><text:span text:style-name="Source_20_Text"><text:span text:style-name="T5"> chrome </text:span></text:span><text:span text:style-name="Source_20_Text"><text:span text:style-name="T7"><text:tab/><text:tab/></text:span></text:span><text:span text:style-name="Source_20_Text"> </text:span></text:p>
      <text:p text:style-name="P3"><text:span text:style-name="Source_20_Text"/></text:p>
      <text:p text:style-name="P3"><text:span text:style-name="Source_20_Text"/></text:p>
      <text:list text:style-name="L2">
        <text:list-item>
          <text:p text:style-name="P8"><text:span text:style-name="Strong_20_Emphasis">Administrador</text:span>: usuario <text:span text:style-name="Source_20_Text">admin</text:span>, contraseña <text:span text:style-name="Source_20_Text">admin123</text:span> </text:p>
        </text:list-item>
        <text:list-item>
          <text:p text:style-name="P9"><text:span text:style-name="Strong_20_Emphasis">Artista</text:span>: usuario <text:span text:style-name="Source_20_Text">artist</text:span>, contraseña <text:span text:style-name="Source_20_Text">user123</text:span></text:p>
        </text:list-item>
      </text:list>
      <text:p text:style-name="Text_20_body"><text:span text:style-name="Source_20_Text"/></text:p>
      <text:p text:style-name="Text_20_body"><text:span text:style-name="Source_20_Text"/></text:p>
      <text:p text:style-name="Text_20_body"><text:soft-page-break/><text:span text:style-name="Source_20_Text"/></text:p>
      <text:p text:style-name="Text_20_body"><text:span text:style-name="Source_20_Text"/></text:p>
      <text:p text:style-name="P10"><text:span text:style-name="Source_20_Text"><text:span text:style-name="T8">Quiero </text:span></text:span><text:span text:style-name="Source_20_Text"><text:span text:style-name="T9">una</text:span></text:span><text:span text:style-name="Source_20_Text"><text:span text:style-name="T10"> la </text:span></text:span><text:span text:style-name="Source_20_Text"><text:span text:style-name="T8"><text:s/>aplicación web orientada a la gestión de pintura para modelos 3d en resina para la empresa Print and Paint Studio el cual, gestione usuarios con contraseña, gestione direcciones de vídeos de youtube con descripciones de contenido implementando, minutos exactos donde comienza y donde acaba la técnica que se esta mostrando y la gestión de mantenimiento generalizado tanto en usuarios como en direcciones de de vídeos de youtube. Todo esto tiene que ser en un entorno gráfico amigable y moderno. Recuerda tambien que yo trabajo con </text:span></text:span><text:span text:style-name="Source_20_Text"><text:span text:style-name="T11">docker desktop</text:span></text:span></text:p>
      <text:p text:style-name="P10"><text:span text:style-name="Source_20_Text"><text:span text:style-name="T11"/></text:span></text:p>
      <text:p text:style-name="P10"><text:span text:style-name="Source_20_Text"><text:span text:style-name="T11"/></text:span></text:p>
      <text:h text:style-name="P11" text:outline-level="3"><text:span text:style-name="Source_20_Text"><text:span text:style-name="T11">Flujo de trabajo para modificar código en tu aplicación</text:span></text:span></text:h>
      <text:list text:style-name="L3">
        <text:list-item>
          <text:p text:style-name="P12"><text:span text:style-name="Strong_20_Emphasis">Realiza los cambios</text:span> en los archivos necesarios (Python, HTML, CSS, etc.) </text:p>
        </text:list-item>
        <text:list-item>
          <text:p text:style-name="P12"><text:span text:style-name="Strong_20_Emphasis">Guarda todos los archivos</text:span> modificados </text:p>
        </text:list-item>
        <text:list-item>
          <text:p text:style-name="P13"><text:span text:style-name="Strong_20_Emphasis">Reinicia los contenedores</text:span>: </text:p>
          <text:p text:style-name="P14"><text:span text:style-name="Source_20_Text"><text:span text:style-name="T12">docker-compose down</text:span></text:span></text:p>
          <text:p text:style-name="P15"><text:span text:style-name="Source_20_Text"><text:span text:style-name="T12">docker-compose up -d</text:span></text:span></text:p>
          <text:p text:style-name="P13">O si solo has cambiado archivos Python o templates, puedes simplemente reiniciar el contenedor de la aplicación: </text:p>
          <text:p text:style-name="P14"><text:span text:style-name="Source_20_Text"><text:span text:style-name="T12">docker-compose restart youtube_app</text:span></text:span></text:p>
        </text:list-item>
        <text:list-item>
          <text:p text:style-name="P13"><text:span text:style-name="Strong_20_Emphasis">Verifica los logs</text:span> para asegurarte de que no hay errores: </text:p>
          <text:p text:style-name="P14"><text:span text:style-name="Source_20_Text"><text:span text:style-name="T12">docker-compose logs -f youtube_app</text:span></text:span></text:p>
        </text:list-item>
        <text:list-item>
          <text:p text:style-name="P13"><text:span text:style-name="Strong_20_Emphasis">Prueba los cambios</text:span> accediendo a la aplicación en tu navegador (<text:a xlink:type="simple" xlink:href="http://127.0.0.1:3000/" text:style-name="Internet_20_link" text:visited-style-name="Visited_20_Internet_20_Link">http://127.0.0.1:3000</text:a>) </text:p>
        </text:list-item>
      </text:list>
      <text:h text:style-name="P16" text:outline-level="3">Consejos adicionales</text:h>
      <text:list text:style-name="L4">
        <text:list-item>
          <text:p text:style-name="P17">Si modificas archivos de configuración como <text:span text:style-name="Source_20_Text">docker-compose.yml</text:span> o <text:span text:style-name="Source_20_Text">Dockerfile</text:span>, siempre usa <text:span text:style-name="Source_20_Text">docker-compose down</text:span> seguido de <text:span text:style-name="Source_20_Text">docker-compose up -d --build</text:span> </text:p>
        </text:list-item>
        <text:list-item>
          <text:p text:style-name="P17">Si cambias la estructura de la base de datos en <text:span text:style-name="Source_20_Text">models.py</text:span>, es posible que necesites reiniciar desde cero con <text:span text:style-name="Source_20_Text">docker-compose down -v</text:span> para eliminar también los volúmenes </text:p>
        </text:list-item>
        <text:list-item>
          <text:p text:style-name="P18">Para cambios menores en archivos de plantilla, a veces basta con actualizar la página con Ctrl+F5 para forzar una recarga ignorando la caché </text:p>
        </text:list-item>
      </text:list>
      <text:p text:style-name="P19">Este flujo de trabajo te ayudará a mantener un desarrollo más fluido y a evitar problemas como los que has estado experimentando.</text:p>
      <text:p text:style-name="P19"/>
      <text:p text:style-name="P19"><text:soft-page-break/></text:p>
      <text:p text:style-name="P19">vamos a crear la gestión de videos altas modificaciones y bajas tienen que ir en la gestión del administrador. el administrador tiene que poder seleccionar una video y añadirle etiquetas de descripción y entre tiempos para describir una técnica de pintura que se encuentra entre minutos del video. ten en cuenta que pueden haber varias técnicas en un solo video y que unas empezaran y acabaran en un determinado minuto del video, y que el video tiene que poder seleccionarse por categorías y técnicas. añade las mejoras que creas oportuno.</text:p>
      <text:p text:style-name="P19"/>
      <text:p text:style-name="P10"><text:span text:style-name="Source_20_Text"><text:span text:style-name="T11">Estos comandos te mostrarán hasta 3 registros de cada tabla para que puedas entender mejor cómo están estructurados los datos.</text:span></text:span></text:p>
      <text:p text:style-name="P20">Reintentar</text:p>
      <text:p text:style-name="P21">I</text:p>
      <text:p text:style-name="P22">videos_youtube=# \d favorites Table "public.favorites" Column | Type | Collation | Nullable | Default ------------+-----------------------------+-----------+----------+--------------------------------------- id | integer | | not null | nextval('favorites_id_seq'::regclass) user_id | integer | | not null | video_id | integer | | not null | created_at | timestamp without time zone | | | CURRENT_TIMESTAMP Indexes: "favorites_pkey" PRIMARY KEY, btree (id) "favorites_user_id_video_id_key" UNIQUE CONSTRAINT, btree (user_id, video_id) Foreign-key constraints: "favorites_user_id_fkey" FOREIGN KEY (user_id) REFERENCES users(id) ON DELETE CASCADE "favorites_video_id_fkey" FOREIGN KEY (video_id) REFERENCES videos(id) ON DELETE CASCADE</text:p>
      <text:p text:style-name="P21">Editar</text:p>
      <text:p text:style-name="P21">Ahora puedo ver la estructura de la tabla <text:span text:style-name="Source_20_Text">favorites</text:span>:</text:p>
      <text:list text:style-name="L5">
        <text:list-item>
          <text:p text:style-name="P23"><text:span text:style-name="Source_20_Text">id</text:span>: Un entero único que actúa como clave primaria </text:p>
        </text:list-item>
        <text:list-item>
          <text:p text:style-name="P23"><text:span text:style-name="Source_20_Text">user_id</text:span>: El ID del usuario (referencia a la tabla users) </text:p>
        </text:list-item>
        <text:list-item>
          <text:p text:style-name="P23"><text:span text:style-name="Source_20_Text">video_id</text:span>: El ID del video (referencia a la tabla videos) </text:p>
        </text:list-item>
        <text:list-item>
          <text:p text:style-name="P24"><text:span text:style-name="Source_20_Text">created_at</text:span>: Timestamp que registra cuándo se agregó el favorito </text:p>
        </text:list-item>
      </text:list>
      <text:p text:style-name="P22">Características importantes:</text:p>
      <text:list text:style-name="L6">
        <text:list-item>
          <text:p text:style-name="P25">Hay un índice único en la combinación (user_id, video_id) para evitar duplicados (un usuario no puede marcar el mismo video como favorito dos veces) </text:p>
        </text:list-item>
        <text:list-item>
          <text:p text:style-name="P25">Hay restricciones de clave foránea: </text:p>
          <text:list>
            <text:list-item>
              <text:p text:style-name="P25"><text:span text:style-name="Source_20_Text">user_id</text:span> está vinculado a la tabla users </text:p>
            </text:list-item>
            <text:list-item>
              <text:p text:style-name="P25"><text:span text:style-name="Source_20_Text">video_id</text:span> está vinculado a la tabla videos </text:p>
            </text:list-item>
          </text:list>
        </text:list-item>
        <text:list-item>
          <text:p text:style-name="P26">Las claves foráneas tienen la opción ON DELETE CASCADE, lo que significa que si se elimina un usuario o un video, también se eliminarán automáticamente todos sus registros favoritos asociados </text:p>
        </text:list-item>
      </text:list>
      <text:p text:style-name="P22"><text:soft-page-break/>La estructura está bien diseñada para una relación many-to-many entre usuarios y videos. ¿Te gustaría ver la estructura de alguna otra tabla?</text:p>
      <text:p text:style-name="P20">Reintentar</text:p>
      <text:p text:style-name="P21">I</text:p>
      <text:p text:style-name="P22">videos_youtube=# \d techniques Table "public.techniques" Column | Type | Collation | Nullable | Default ------------+-----------------------------+-----------+----------+---------------------------------------- id | integer | | not null | nextval('techniques_id_seq'::regclass) video_id | integer | | not null | name | character varying(100) | | not null | start_time | integer | | not null | end_time | integer | | not null | created_at | timestamp without time zone | | | CURRENT_TIMESTAMP Indexes: "techniques_pkey" PRIMARY KEY, btree (id) Foreign-key constraints: "techniques_video_id_fkey" FOREIGN KEY (video_id) REFERENCES videos(id) ON DELETE CASCADE</text:p>
      <text:p text:style-name="P21">Editar</text:p>
      <text:p text:style-name="P21">La tabla <text:span text:style-name="Source_20_Text">techniques</text:span> tiene la siguiente estructura:</text:p>
      <text:list text:style-name="L7">
        <text:list-item>
          <text:p text:style-name="P27"><text:span text:style-name="Source_20_Text">id</text:span>: Clave primaria, un entero único para cada técnica </text:p>
        </text:list-item>
        <text:list-item>
          <text:p text:style-name="P27"><text:span text:style-name="Source_20_Text">video_id</text:span>: Clave foránea que vincula la técnica a un video específico </text:p>
        </text:list-item>
        <text:list-item>
          <text:p text:style-name="P27"><text:span text:style-name="Source_20_Text">name</text:span>: Nombre de la técnica (cadena de caracteres de hasta 100 caracteres) </text:p>
        </text:list-item>
        <text:list-item>
          <text:p text:style-name="P27"><text:span text:style-name="Source_20_Text">start_time</text:span>: Tiempo de inicio de la técnica en el video (en segundos) </text:p>
        </text:list-item>
        <text:list-item>
          <text:p text:style-name="P27"><text:span text:style-name="Source_20_Text">end_time</text:span>: Tiempo de finalización de la técnica en el video (en segundos) </text:p>
        </text:list-item>
        <text:list-item>
          <text:p text:style-name="P28"><text:span text:style-name="Source_20_Text">created_at</text:span>: Timestamp que registra cuándo se agregó la técnica </text:p>
        </text:list-item>
      </text:list>
      <text:p text:style-name="P22">Características importantes:</text:p>
      <text:list text:style-name="L8">
        <text:list-item>
          <text:p text:style-name="P29">Cada técnica está asociada a un único video a través de <text:span text:style-name="Source_20_Text">video_id</text:span> </text:p>
        </text:list-item>
        <text:list-item>
          <text:p text:style-name="P29">Hay una restricción de clave foránea que vincula <text:span text:style-name="Source_20_Text">video_id</text:span> a la tabla videos </text:p>
        </text:list-item>
        <text:list-item>
          <text:p text:style-name="P29">Si se elimina un video, todas sus técnicas asociadas también se eliminarán automáticamente (ON DELETE CASCADE) </text:p>
        </text:list-item>
        <text:list-item>
          <text:p text:style-name="P30">Los tiempos están almacenados como enteros, presumiblemente representando segundos, lo que facilita el cálculo de duraciones </text:p>
        </text:list-item>
      </text:list>
      <text:p text:style-name="P22">Esta estructura permite almacenar múltiples técnicas para cada video, con tiempos de inicio y fin específicos que probablemente se utilizan para poder saltar directamente a esos segmentos del video en la interfaz de usuario.</text:p>
      <text:p text:style-name="P22">¿Quieres ver la estructura de las tablas <text:span text:style-name="Source_20_Text">users</text:span> o <text:span text:style-name="Source_20_Text">videos</text:span> también?</text:p>
      <text:p text:style-name="P20">Reintentar</text:p>
      <text:p text:style-name="P21">I</text:p>
      <text:p text:style-name="P22">videos_youtube=# \d users Table "public.users" Column | Type | Collation | Nullable | Default ------------------+-----------------------------+-----------+----------+----------------------------------- id | integer | | not null | nextval('users_id_seq'::regclass) username | character varying(50) | | not null | email | character varying(100) | | not null | <text:soft-page-break/>password_hash | character varying(255) | | not null | role | character varying(20) | | | 'user'::character varying experience_level | character varying(20) | | | 'beginner'::character varying created_at | timestamp without time zone | | | CURRENT_TIMESTAMP Indexes: "users_pkey" PRIMARY KEY, btree (id) "users_email_key" UNIQUE CONSTRAINT, btree (email) "users_username_key" UNIQUE CONSTRAINT, btree (username) Referenced by: TABLE "favorites" CONSTRAINT "favorites_user_id_fkey" FOREIGN KEY (user_id) REFERENCES users(id) ON DELETE CASCADE</text:p>
      <text:p text:style-name="P21">Editar</text:p>
      <text:p text:style-name="P21">La tabla <text:span text:style-name="Source_20_Text">users</text:span> tiene una estructura bien definida para gestionar usuarios:</text:p>
      <text:list text:style-name="L9">
        <text:list-item>
          <text:p text:style-name="P31"><text:span text:style-name="Source_20_Text">id</text:span>: Clave primaria, identificador único para cada usuario </text:p>
        </text:list-item>
        <text:list-item>
          <text:p text:style-name="P31"><text:span text:style-name="Source_20_Text">username</text:span>: Nombre de usuario (limitado a 50 caracteres), debe ser único </text:p>
        </text:list-item>
        <text:list-item>
          <text:p text:style-name="P31"><text:span text:style-name="Source_20_Text">email</text:span>: Correo electrónico (limitado a 100 caracteres), debe ser único </text:p>
        </text:list-item>
        <text:list-item>
          <text:p text:style-name="P31"><text:span text:style-name="Source_20_Text">password_hash</text:span>: Hash de la contraseña (no se almacena la contraseña en texto plano) </text:p>
        </text:list-item>
        <text:list-item>
          <text:p text:style-name="P31"><text:span text:style-name="Source_20_Text">role</text:span>: Rol del usuario (por defecto 'user'), probablemente admite 'admin' también </text:p>
        </text:list-item>
        <text:list-item>
          <text:p text:style-name="P31"><text:span text:style-name="Source_20_Text">experience_level</text:span>: Nivel de experiencia del usuario (por defecto 'beginner') </text:p>
        </text:list-item>
        <text:list-item>
          <text:p text:style-name="P32"><text:span text:style-name="Source_20_Text">created_at</text:span>: Fecha de creación de la cuenta </text:p>
        </text:list-item>
      </text:list>
      <text:p text:style-name="P22">La tabla tiene índices y restricciones importantes:</text:p>
      <text:list text:style-name="L10">
        <text:list-item>
          <text:p text:style-name="P33">Restricciones UNIQUE en <text:span text:style-name="Source_20_Text">username</text:span> y <text:span text:style-name="Source_20_Text">email</text:span> para garantizar que no haya duplicados </text:p>
        </text:list-item>
        <text:list-item>
          <text:p text:style-name="P33">Valores predeterminados para <text:span text:style-name="Source_20_Text">role</text:span> ('user') y <text:span text:style-name="Source_20_Text">experience_level</text:span> ('beginner') </text:p>
        </text:list-item>
        <text:list-item>
          <text:p text:style-name="P34">Es referenciada por la tabla <text:span text:style-name="Source_20_Text">favorites</text:span> a través de una clave foránea </text:p>
        </text:list-item>
      </text:list>
      <text:p text:style-name="P22">Esta estructura permite:</text:p>
      <text:list text:style-name="L11">
        <text:list-item>
          <text:p text:style-name="P35">Autenticación segura (almacenando solo hashes de contraseñas) </text:p>
        </text:list-item>
        <text:list-item>
          <text:p text:style-name="P35">Diferentes niveles de acceso (usuarios regulares vs administradores) </text:p>
        </text:list-item>
        <text:list-item>
          <text:p text:style-name="P35">Personalización de la experiencia según el nivel del usuario (beginner, intermediate, expert) </text:p>
        </text:list-item>
        <text:list-item>
          <text:p text:style-name="P36">Prevención de nombres de usuario duplicados o múltiples cuentas con el mismo email </text:p>
        </text:list-item>
      </text:list>
      <text:p text:style-name="P22">¿Quieres ver también la estructura de la tabla <text:span text:style-name="Source_20_Text">videos</text:span>?</text:p>
      <text:p text:style-name="P20">Reintentar</text:p>
      <text:p text:style-name="P21">I</text:p>
      <text:p text:style-name="P22">videos_youtube=# \d videos Table "public.videos" Column | Type | Collation | Nullable | Default ----------------------+-----------------------------+-----------+----------+------------------------------------ id | integer | | not null | nextval('videos_id_seq'::regclass) title | character varying(255) | | not null | description | text | | | video_id | character varying(20) | | not null | channel | character varying(100) | | | category | character varying(50) | | | 'Sin categoría'::character varying technique_start_time | integer | | | 0 technique_end_time | integer | | | difficulty_level | character varying(20) | | | 'beginner'::character varying published_at | timestamp without time zone | | | CURRENT_TIMESTAMP created_at | timestamp without time zone | | | CURRENT_TIMESTAMP Indexes: "videos_pkey" PRIMARY KEY, btree (id) "videos_video_id_key" <text:soft-page-break/>UNIQUE CONSTRAINT, btree (video_id) Referenced by: TABLE "favorites" CONSTRAINT "favorites_video_id_fkey" FOREIGN KEY (video_id) REFERENCES videos(id) ON DELETE CASCADE TABLE "techniques" CONSTRAINT "techniques_video_id_fkey" FOREIGN KEY (video_id) REFERENCES videos(id) ON DELETE CASCADE</text:p>
      <text:p text:style-name="P21">Editar</text:p>
      <text:p text:style-name="P21">La tabla <text:span text:style-name="Source_20_Text">videos</text:span> tiene una estructura completa para gestionar videos:</text:p>
      <text:list text:style-name="L12">
        <text:list-item>
          <text:p text:style-name="P37"><text:span text:style-name="Source_20_Text">id</text:span>: Clave primaria, identificador único para cada video en tu sistema </text:p>
        </text:list-item>
        <text:list-item>
          <text:p text:style-name="P37"><text:span text:style-name="Source_20_Text">title</text:span>: Título del video (hasta 255 caracteres) </text:p>
        </text:list-item>
        <text:list-item>
          <text:p text:style-name="P37"><text:span text:style-name="Source_20_Text">description</text:span>: Descripción del video (tipo text, permite textos largos) </text:p>
        </text:list-item>
        <text:list-item>
          <text:p text:style-name="P37"><text:span text:style-name="Source_20_Text">video_id</text:span>: ID del video en YouTube (hasta 20 caracteres), debe ser único </text:p>
        </text:list-item>
        <text:list-item>
          <text:p text:style-name="P37"><text:span text:style-name="Source_20_Text">channel</text:span>: Nombre del canal que publicó el video (hasta 100 caracteres) </text:p>
        </text:list-item>
        <text:list-item>
          <text:p text:style-name="P37"><text:span text:style-name="Source_20_Text">category</text:span>: Categoría del video (por defecto 'Sin categoría') </text:p>
        </text:list-item>
        <text:list-item>
          <text:p text:style-name="P37"><text:span text:style-name="Source_20_Text">technique_start_time</text:span>: Tiempo donde comienza la técnica principal (en segundos, por defecto 0) </text:p>
        </text:list-item>
        <text:list-item>
          <text:p text:style-name="P37"><text:span text:style-name="Source_20_Text">technique_end_time</text:span>: Tiempo donde termina la técnica principal (en segundos) </text:p>
        </text:list-item>
        <text:list-item>
          <text:p text:style-name="P37"><text:span text:style-name="Source_20_Text">difficulty_level</text:span>: Nivel de dificultad del video (por defecto 'beginner') </text:p>
        </text:list-item>
        <text:list-item>
          <text:p text:style-name="P37"><text:span text:style-name="Source_20_Text">published_at</text:span>: Fecha de publicación del video </text:p>
        </text:list-item>
        <text:list-item>
          <text:p text:style-name="P38"><text:span text:style-name="Source_20_Text">created_at</text:span>: Fecha en que se agregó el video a tu sistema </text:p>
        </text:list-item>
      </text:list>
      <text:p text:style-name="P22">Características importantes:</text:p>
      <text:list text:style-name="L13">
        <text:list-item>
          <text:p text:style-name="P39">Restricción UNIQUE en <text:span text:style-name="Source_20_Text">video_id</text:span> para evitar agregar el mismo video de YouTube varias veces </text:p>
        </text:list-item>
        <text:list-item>
          <text:p text:style-name="P39">Es referenciada por las tablas <text:span text:style-name="Source_20_Text">favorites</text:span> y <text:span text:style-name="Source_20_Text">techniques</text:span> a través de claves foráneas </text:p>
        </text:list-item>
        <text:list-item>
          <text:p text:style-name="P40">Contiene campos para tiempos específicos que marcan dónde empieza y termina la técnica principal </text:p>
        </text:list-item>
      </text:list>
      <text:p text:style-name="P22">La estructura está bien diseñada para:</text:p>
      <text:list text:style-name="L14">
        <text:list-item>
          <text:p text:style-name="P41">Almacenar datos relevantes de videos de YouTube </text:p>
        </text:list-item>
        <text:list-item>
          <text:p text:style-name="P41">Categorizar videos por dificultad y tipo </text:p>
        </text:list-item>
        <text:list-item>
          <text:p text:style-name="P41">Identificar secciones específicas de los videos donde se muestran técnicas </text:p>
        </text:list-item>
        <text:list-item>
          <text:p text:style-name="P42">Mantener relaciones con usuarios (favoritos) y técnicas específicas </text:p>
        </text:list-item>
      </text:list>
      <text:p text:style-name="P22">Esta tabla forma el núcleo de tu aplicación, conectándose con las demás tablas para ofrecer una experiencia personalizada basada en el nivel de experiencia del usuario.</text:p>
      <text:p text:style-name="P10"><text:span text:style-name="Source_20_Text"><text:span text:style-name="T1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9T10:40:29.558336100</meta:creation-date>
    <dc:date>2025-04-21T00:21:24.622888500</dc:date>
    <meta:editing-duration>PT7H58M4S</meta:editing-duration>
    <meta:editing-cycles>17</meta:editing-cycles>
    <meta:generator>LibreOffice/25.2.2.2$Windows_X86_64 LibreOffice_project/7370d4be9e3cf6031a51beef54ff3bda878e3fac</meta:generator>
    <meta:document-statistic meta:table-count="0" meta:image-count="0" meta:object-count="0" meta:page-count="6" meta:paragraph-count="112" meta:word-count="1884" meta:character-count="12568" meta:non-whitespace-character-count="10804"/>
  </office:meta>
</office:document-meta>
</file>